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3cm" svg:y="0.1cm">
            <draw:object draw:notify-on-update-of-ranges="Sheet1.F1:Sheet1.F1 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Uniwersytet</text:p>
          </table:table-cell>
          <table:table-cell office:value-type="string" calcext:value-type="string">
            <text:p>Średni dochó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wersytet Krolewski</text:p>
          </table:table-cell>
          <table:table-cell office:value-type="float" office:value="1832.22" calcext:value-type="float">
            <text:p>1832,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kademia Sztuk Pieknych</text:p>
          </table:table-cell>
          <table:table-cell office:value-type="float" office:value="1985.98" calcext:value-type="float">
            <text:p>1985,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litechnika Krolewska</text:p>
          </table:table-cell>
          <table:table-cell office:value-type="float" office:value="1947.34" calcext:value-type="float">
            <text:p>1947,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litechnika Informatyczno-Elektroniczna</text:p>
          </table:table-cell>
          <table:table-cell office:value-type="float" office:value="1814.2" calcext:value-type="float">
            <text:p>1814,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wersytet Sportu i Turystyki</text:p>
          </table:table-cell>
          <table:table-cell office:value-type="float" office:value="1923.81" calcext:value-type="float">
            <text:p>1923,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yzsza Szko³a Techniczna</text:p>
          </table:table-cell>
          <table:table-cell office:value-type="float" office:value="1871.07" calcext:value-type="float">
            <text:p>1871,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wersytet Pedagogiczny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wersytet Ekonomiczny</text:p>
          </table:table-cell>
          <table:table-cell office:value-type="float" office:value="1858.47" calcext:value-type="float">
            <text:p>1858,4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wersytet Rolniczy</text:p>
          </table:table-cell>
          <table:table-cell office:value-type="float" office:value="1921.06" calcext:value-type="float">
            <text:p>1921,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wersytet Rolniczy</text:p>
          </table:table-cell>
          <table:table-cell office:value-type="float" office:value="1898.49" calcext:value-type="float">
            <text:p>1898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20:34:41.003130404</meta:creation-date>
    <dc:date>2022-08-15T20:41:27.691093972</dc:date>
    <meta:editing-duration>PT6M47S</meta:editing-duration>
    <meta:editing-cycles>1</meta:editing-cycles>
    <meta:generator>LibreOffice/6.4.7.2$Linux_X86_64 LibreOffice_project/40$Build-2</meta:generator>
    <meta:document-statistic meta:table-count="1" meta:cell-count="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4.201cm" style:legend-expansion="high" chart:style-name="ch2"/>
        <chart:plot-area chart:style-name="ch3" table:cell-range-address="Sheet1.F1:Sheet1.G11" chart:data-source-has-labels="both" svg:x="0.32cm" svg:y="0.18cm" svg:width="12.409cm" svg:height="8.64cm">
          <chartooo:coordinate-region svg:x="2.349cm" svg:y="0.18cm" svg:width="10.38cm" svg:height="3.403cm"/>
          <chart:axis chart:dimension="x" chart:name="primary-x" chart:style-name="ch4" chartooo:axis-type="auto">
            <chartooo:date-scale/>
            <chart:categories table:cell-range-address="Sheet1.F2:Sheet1.F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1" chart:label-cell-address="Sheet1.G1:Sheet1.G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dochó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wersytet Krolewski</text:p>
                <draw:g>
                  <svg:desc>Sheet1.F2:Sheet1.F11</svg:desc>
                </draw:g>
              </table:table-cell>
              <table:table-cell office:value-type="float" office:value="1832.22">
                <text:p>1832.22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Akademia Sztuk Pieknych</text:p>
              </table:table-cell>
              <table:table-cell office:value-type="float" office:value="1985.98">
                <text:p>1985.98</text:p>
              </table:table-cell>
            </table:table-row>
            <table:table-row>
              <table:table-cell office:value-type="string">
                <text:p>Politechnika Krolewska</text:p>
              </table:table-cell>
              <table:table-cell office:value-type="float" office:value="1947.34">
                <text:p>1947.34</text:p>
              </table:table-cell>
            </table:table-row>
            <table:table-row>
              <table:table-cell office:value-type="string">
                <text:p>Politechnika Informatyczno-Elektroniczna</text:p>
              </table:table-cell>
              <table:table-cell office:value-type="float" office:value="1814.2">
                <text:p>1814.2</text:p>
              </table:table-cell>
            </table:table-row>
            <table:table-row>
              <table:table-cell office:value-type="string">
                <text:p>Uniwersytet Sportu i Turystyki</text:p>
              </table:table-cell>
              <table:table-cell office:value-type="float" office:value="1923.81">
                <text:p>1923.81</text:p>
              </table:table-cell>
            </table:table-row>
            <table:table-row>
              <table:table-cell office:value-type="string">
                <text:p>Wyzsza Szko³a Techniczna</text:p>
              </table:table-cell>
              <table:table-cell office:value-type="float" office:value="1871.07">
                <text:p>1871.07</text:p>
              </table:table-cell>
            </table:table-row>
            <table:table-row>
              <table:table-cell office:value-type="string">
                <text:p>Uniwersytet Pedagogiczny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Uniwersytet Ekonomiczny</text:p>
              </table:table-cell>
              <table:table-cell office:value-type="float" office:value="1858.47">
                <text:p>1858.47</text:p>
              </table:table-cell>
            </table:table-row>
            <table:table-row>
              <table:table-cell office:value-type="string">
                <text:p>Uniwersytet Rolniczy</text:p>
              </table:table-cell>
              <table:table-cell office:value-type="float" office:value="1921.06">
                <text:p>1921.06</text:p>
              </table:table-cell>
            </table:table-row>
            <table:table-row>
              <table:table-cell office:value-type="string">
                <text:p>Uniwersytet Rolniczy</text:p>
              </table:table-cell>
              <table:table-cell office:value-type="float" office:value="1898.49">
                <text:p>1898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